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subtitle">
      <style:graphic-properties draw:fill-color="#ffffff" draw:auto-grow-height="true" fo:min-height="18.773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subtitle" style:list-style-name="L2">
      <style:graphic-properties draw:fill-color="#ffffff"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subtitle" style:list-style-name="L2">
      <style:graphic-properties draw:fill-color="#ffffff" fo:min-height="13.609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outline1" style:list-style-name="L3">
      <style:graphic-properties fo:min-height="13.609cm"/>
    </style:style>
    <style:style style:name="pr9" style:family="presentation" style:parent-style-name="Glossy-subtitle" style:list-style-name="L2">
      <style:graphic-properties draw:fill-color="#ffffff" fo:min-height="13.609cm"/>
    </style:style>
    <style:style style:name="pr10" style:family="presentation" style:parent-style-name="Glossy-outline1" style:list-style-name="L3">
      <style:graphic-properties fo:min-height="13.609cm"/>
    </style:style>
    <style:style style:name="pr11" style:family="presentation" style:parent-style-name="Glossy-outline1" style:list-style-name="L3">
      <style:graphic-properties fo:min-height="13.609cm"/>
    </style:style>
    <style:style style:name="pr12" style:family="presentation" style:parent-style-name="Glossy-subtitle" style:list-style-name="L2">
      <style:graphic-properties draw:fill-color="#ffffff" fo:min-height="13.609cm"/>
    </style:style>
    <style:style style:name="P1" style:family="paragraph">
      <style:text-properties fo:font-family="Ubuntu" style:font-pitch="variable" fo:font-weight="bold" style:font-weight-asian="bold" style:font-weight-complex="bold"/>
    </style:style>
    <style:style style:name="P2" style:family="paragraph">
      <style:text-properties fo:font-family="Ubuntu" style:font-pitch="variable"/>
    </style:style>
    <style:style style:name="P3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</style:style>
    <style:style style:name="P4" style:family="paragraph">
      <style:paragraph-properties fo:margin-left="0cm" fo:margin-right="0cm" fo:margin-top="1.524cm" fo:margin-bottom="0cm" fo:text-align="center" fo:text-indent="0cm"/>
      <style:text-properties fo:font-family="Ubuntu" style:font-pitch="variable" fo:font-size="28pt" style:font-size-asian="28pt" style:font-size-complex="28pt"/>
    </style:style>
    <style:style style:name="P5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fo:font-family="Ubuntu" style:font-pitch="variable"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margin-left="-1.2cm" fo:margin-right="0cm" fo:text-indent="0cm"/>
    </style:style>
    <style:style style:name="P8" style:family="paragraph">
      <style:paragraph-properties fo:margin-left="-1.2cm" fo:margin-right="0cm" fo:text-indent="0cm"/>
      <style:text-properties fo:font-size="22pt" fo:font-style="normal" style:font-size-asian="22pt" style:font-style-asian="normal" style:font-size-complex="22pt" style:font-style-complex="normal"/>
    </style:style>
    <style:style style:name="T1" style:family="text">
      <style:text-properties fo:font-family="Ubuntu" style:font-pitch="variable" fo:font-weight="bold" style:font-weight-asian="bold" style:font-weight-complex="bold"/>
    </style:style>
    <style:style style:name="T2" style:family="text">
      <style:text-properties fo:font-family="Ubuntu" style:font-pitch="variabl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family="Ubuntu" style:font-pitch="variable" fo:font-size="28pt" style:font-size-asian="28pt" style:font-size-complex="28pt"/>
    </style:style>
    <style:style style:name="T4" style:family="text">
      <style:text-properties fo:font-family="Ubuntu" style:font-pitch="variable"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1.016cm"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style:use-window-font-color="true" fo:font-size="70%"/>
      </text:list-level-style-bullet>
    </text:list-style>
    <text:list-style style:name="L3">
      <text:list-level-style-bullet text:level="1" text:bullet-char="">
        <style:list-level-properties text:space-before="1.2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0cm" presentation:class="subtitle" presentation:user-transformed="true">
          <draw:text-box>
            <text:p><text:span text:style-name="T1">Input / Output in C++</text:span></text:p>
            <text:p><text:span text:style-name="T2">~ part 2 ~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IO Streams &amp; Strings</text:span></text:p>
          </draw:text-box>
        </draw:frame>
        <draw:frame presentation:style-name="pr4" draw:text-style-name="P4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Η C++ παρέχει το </text:span><text:span text:style-name="T4">stringstream</text:span><text:span text:style-name="T3"> σαν ένα τρόπο για να μπορούμε να χειριστούμε ένα string σαν να ήταν ρευμα</text:span></text:p>
              </text:list-item>
              <text:list-item>
                <text:p text:style-name="P3"><text:span text:style-name="T3">Ένα ρεύμα συνδέεται με ένα string και στη συνέχεια μας παρέχεται η λειτουργικότητα που θα περιμέναμε από ένα οποιοδήποτε stream</text:span></text:p>
              </text:list-item>
              <text:list-item>
                <text:p text:style-name="P3"><text:span text:style-name="T3">Πρέπει να γίνει include το &lt;sstream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istringstream</text:span></text:p>
          </draw:text-box>
        </draw:frame>
        <draw:frame presentation:style-name="pr6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Με το </text:span><text:span text:style-name="T4">istringstream</text:span><text:span text:style-name="T3"> μπορούμε να χειριστούμε ένα string σαν να ήταν ρεύμα εισόδου</text:span></text:p>
              </text:list-item>
              <text:list-item>
                <text:p text:style-name="P3"><text:span text:style-name="T3">Ακολουθεί ενδεικτικό παράδειγμα χρήσης, για το διάβασμα ενός ακεραίου από ένα string</text:span></text:p>
              </text:list-item>
              <text:list-item>
                <text:p text:style-name="P3"><text:span text:style-name="T3">Αντίστοιχο της συνάρτησης ato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Παράδειγμα istringstream</text:span></text:p>
          </draw:text-box>
        </draw:frame>
        <draw:frame presentation:style-name="pr7" draw:text-style-name="P8" draw:layer="layout" svg:width="26.67cm" svg:height="16.785cm" svg:x="1.27cm" svg:y="3.615cm" presentation:class="outline" presentation:user-transformed="true">
          <draw:text-box>
            <text:list text:style-name="L3">
              <text:list-header>
                <text:p text:style-name="P7"><text:span text:style-name="T5">#include &lt;iostream&gt;</text:span></text:p>
                <text:p text:style-name="P7"><text:span text:style-name="T5">#include &lt;sstream&gt;</text:span></text:p>
                <text:p text:style-name="P7"><text:span text:style-name="T5">#include &lt;string&gt;</text:span></text:p>
                <text:p text:style-name="P7"><text:span text:style-name="T5">using namespace std;</text:span></text:p>
                <text:p text:style-name="P7"><text:span text:style-name="T5">int stringToInt(string s) {</text:span></text:p>
                <text:list>
                  <text:list-header>
                    <text:p><text:span text:style-name="T5">istringstream is(s);</text:span></text:p>
                    <text:p><text:span text:style-name="T5">int t; is &gt;&gt; t;</text:span></text:p>
                    <text:p><text:span text:style-name="T5">return t;</text:span></text:p>
                  </text:list-header>
                </text:list>
                <text:p text:style-name="P7"><text:span text:style-name="T5">}</text:span></text:p>
                <text:p text:style-name="P7"><text:span text:style-name="T5">int main(void) {</text:span></text:p>
                <text:list>
                  <text:list-header>
                    <text:p><text:span text:style-name="T5">string s("1234foo");</text:span></text:p>
                    <text:p><text:span text:style-name="T5">cout &lt;&lt; "Int read: " &lt;&lt; stringToInt(s) &lt;&lt; endl;</text:span></text:p>
                  </text:list-header>
                </text:list>
                <text:p text:style-name="P7"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Παράδειγμα istringstream</text:span></text:p>
          </draw:text-box>
        </draw:frame>
        <draw:frame presentation:style-name="pr8" draw:text-style-name="P8" draw:layer="layout" svg:width="26.67cm" svg:height="13.609cm" svg:x="1.27cm" svg:y="4.115cm" presentation:class="outline" presentation:user-transformed="true">
          <draw:text-box>
            <text:list text:style-name="L3">
              <text:list-header>
                <text:p text:style-name="P7"><text:span text:style-name="T6">$ ./a.out </text:span></text:p>
                <text:p text:style-name="P7"><text:span text:style-name="T5">Int read: 1234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ostringstream</text:span></text:p>
          </draw:text-box>
        </draw:frame>
        <draw:frame presentation:style-name="pr9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Με το </text:span><text:span text:style-name="T4">ostringstream</text:span><text:span text:style-name="T3"> μπορούμε να χειριστούμε ένα string σαν να ήταν ρεύμα εξόδου</text:span></text:p>
              </text:list-item>
              <text:list-item>
                <text:p text:style-name="P3"><text:span text:style-name="T3">Ακολουθεί ενδεικτικό παράδειγμα χρήσης, για το γράψιμο ενός ακεραίου σε string</text:span></text:p>
              </text:list-item>
              <text:list-item>
                <text:p text:style-name="P3"><text:span text:style-name="T3">Αντίστοιχο της συνάρτησης ito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Παράδειγμα ostringstream</text:span></text:p>
          </draw:text-box>
        </draw:frame>
        <draw:frame presentation:style-name="pr10" draw:text-style-name="P8" draw:layer="layout" svg:width="26.67cm" svg:height="15.517cm" svg:x="1.27cm" svg:y="4.615cm" presentation:class="outline" presentation:user-transformed="true">
          <draw:text-box>
            <text:list text:style-name="L3">
              <text:list-header>
                <text:p text:style-name="P7"><text:span text:style-name="T5">#include &lt;iostream&gt;</text:span></text:p>
                <text:p text:style-name="P7"><text:span text:style-name="T5">#include &lt;sstream&gt;</text:span></text:p>
                <text:p text:style-name="P7"><text:span text:style-name="T5">#include &lt;string&gt;</text:span></text:p>
                <text:p text:style-name="P7"><text:span text:style-name="T5">using namespace std;</text:span></text:p>
                <text:p text:style-name="P7"><text:span text:style-name="T5">string intToString(int i) {</text:span></text:p>
                <text:list>
                  <text:list-header>
                    <text:p><text:span text:style-name="T5">ostringstream os;</text:span></text:p>
                  </text:list-header>
                </text:list>
              </text:list-header>
            </text:list>
            <text:list text:style-name="L4">
              <text:list-item>
                <text:list>
                  <text:list-header>
                    <text:p><text:span text:style-name="T5">os &lt;&lt; "Integer " &lt;&lt; i;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5">return os.str();</text:span></text:p>
                  </text:list-header>
                </text:list>
                <text:p text:style-name="P7"><text:span text:style-name="T5">}</text:span></text:p>
                <text:p text:style-name="P7"><text:span text:style-name="T5">int main(void) {</text:span></text:p>
                <text:list>
                  <text:list-header>
                    <text:p><text:span text:style-name="T5">cout &lt;&lt; "Read: " &lt;&lt; intToString(10) &lt;&lt; endl;</text:span></text:p>
                  </text:list-header>
                </text:list>
                <text:p text:style-name="P7"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Παράδειγμα ostringstream</text:span></text:p>
          </draw:text-box>
        </draw:frame>
        <draw:frame presentation:style-name="pr11" draw:text-style-name="P8" draw:layer="layout" svg:width="26.67cm" svg:height="13.609cm" svg:x="1.27cm" svg:y="4.615cm" presentation:class="outline" presentation:user-transformed="true">
          <draw:text-box>
            <text:list text:style-name="L3">
              <text:list-header>
                <text:p text:style-name="P7"><text:span text:style-name="T6">$ ./a.out </text:span></text:p>
                <text:p text:style-name="P7"><text:span text:style-name="T5">Read: Integer 1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6.004cm" svg:height="3.507cm" svg:x="1.301cm" svg:y="0cm" presentation:class="title" presentation:user-transformed="true">
          <draw:text-box>
            <text:p><text:span text:style-name="T1">Reference – Χρήσιμοι Σύνδεσμοι</text:span></text:p>
          </draw:text-box>
        </draw:frame>
        <draw:frame presentation:style-name="pr12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<text:a xlink:href="http://www.cplusplus.com/reference/iostream/stringstream/">stringstream</text:a></text:span></text:p>
              </text:list-item>
              <text:list-item>
                <text:p text:style-name="P3"><text:span text:style-name="T3"><text:a xlink:href="http://www.cplusplus.com/reference/iostream/istringstream/">istringstream</text:a></text:span></text:p>
              </text:list-item>
              <text:list-item>
                <text:p text:style-name="P3"><text:span text:style-name="T3"><text:a xlink:href="http://www.cplusplus.com/reference/iostream/ostringstream/ostringstream/">ostringstrea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</meta:initial-creator>
    <meta:creation-date>2010-09-27T15:35:57</meta:creation-date>
    <meta:editing-duration>PT14H44M02S</meta:editing-duration>
    <meta:editing-cycles>141</meta:editing-cycles>
    <dc:date>2010-11-20T02:16:15</dc:date>
    <dc:creator>george </dc:creator>
    <meta:generator>OpenOffice.org/3.2$Unix OpenOffice.org_project/320m19$Build-9505</meta:generator>
    <meta:document-statistic meta:object-count="67"/>
  </office:meta>
</office:document-meta>
</file>